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in_flux = 0.05m.h" table:style-name="ta1">
        <table:shapes>
          <draw:frame draw:z-index="0" draw:style-name="gr1" draw:text-style-name="P1" svg:width="453.51pt" svg:height="255.09pt" svg:x="57.46pt" svg:y="285.17pt">
            <draw:object draw:notify-on-update-of-ranges="'rain_flux = 0.05m.h'.B2:'rain_flux = 0.05m.h'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“testing” (K_sat = 0.1, poro = 0.001)</text:p>
          </table:table-cell>
          <table:table-cell table:style-name="ce1" office:value-type="string" calcext:value-type="string">
            <text:p>“urban” (Ksat = 0.0000306; poro = 0.001)</text:p>
          </table:table-cell>
          <table:table-cell table:style-name="ce1" office:value-type="string" calcext:value-type="string">
            <text:p>“pervious” (Ksat = 0.0135; poro = 0.46)</text:p>
          </table:table-cell>
          <table:table-cell table:style-name="ce1" office:value-type="string" calcext:value-type="string">
            <text:p>“pervious” (Ksat = 0.0135; poro = 0.2)</text:p>
          </table:table-cell>
          <table:table-cell table:style-name="ce1" office:value-type="string" calcext:value-type="string">
            <text:p>“pervious” (Ksat = 0.00029; poro = 0.46)</text:p>
          </table:table-cell>
          <table:table-cell table:style-name="ce1" office:value-type="string" calcext:value-type="string">
            <text:p>“pervious” (Ksat = 0.00029; poro = 0.20)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36.60717082245" calcext:value-type="float">
            <text:p>2136.60717082245</text:p>
          </table:table-cell>
          <table:table-cell office:value-type="float" office:value="2308.8841048814" calcext:value-type="float">
            <text:p>2308.88410488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347.84307357536" calcext:value-type="float">
            <text:p>4347.84307357536</text:p>
          </table:table-cell>
          <table:table-cell office:value-type="float" office:value="4441.98154408026" calcext:value-type="float">
            <text:p>4441.981544080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54.18094278742" calcext:value-type="float">
            <text:p>2054.18094278742</text:p>
          </table:table-cell>
          <table:table-cell office:value-type="float" office:value="2084.11617571418" calcext:value-type="float">
            <text:p>2084.116175714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82.70536453387" calcext:value-type="float">
            <text:p>1082.70536453387</text:p>
          </table:table-cell>
          <table:table-cell office:value-type="float" office:value="1091.51760647696" calcext:value-type="float">
            <text:p>1091.51760647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13.713935281082" calcext:value-type="float">
            <text:p>613.713935281082</text:p>
          </table:table-cell>
          <table:table-cell office:value-type="float" office:value="615.072416160608" calcext:value-type="float">
            <text:p>615.0724161606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1.170343198271" calcext:value-type="float">
            <text:p>371.170343198271</text:p>
          </table:table-cell>
          <table:table-cell office:value-type="float" office:value="369.731828421601" calcext:value-type="float">
            <text:p>369.7318284216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7.661791587505" calcext:value-type="float">
            <text:p>237.661791587505</text:p>
          </table:table-cell>
          <table:table-cell office:value-type="float" office:value="235.124402917759" calcext:value-type="float">
            <text:p>235.1244029177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.797225648687" calcext:value-type="float">
            <text:p>159.797225648687</text:p>
          </table:table-cell>
          <table:table-cell office:value-type="float" office:value="156.82666524322" calcext:value-type="float">
            <text:p>156.826665243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1.978950836071" calcext:value-type="float">
            <text:p>111.978950836071</text:p>
          </table:table-cell>
          <table:table-cell office:value-type="float" office:value="108.853390542481" calcext:value-type="float">
            <text:p>108.8533905424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1.2578184686392" calcext:value-type="float">
            <text:p>81.2578184686392</text:p>
          </table:table-cell>
          <table:table-cell office:value-type="float" office:value="78.0992343853128" calcext:value-type="float">
            <text:p>78.0992343853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0.7346323284867" calcext:value-type="float">
            <text:p>60.7346323284867</text:p>
          </table:table-cell>
          <table:table-cell office:value-type="float" office:value="57.5980103553145" calcext:value-type="float">
            <text:p>57.59801035531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.5531211390125" calcext:value-type="float">
            <text:p>46.5531211390125</text:p>
          </table:table-cell>
          <table:table-cell office:value-type="float" office:value="43.4632422362346" calcext:value-type="float">
            <text:p>43.46324223623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.4625226578349" calcext:value-type="float">
            <text:p>36.4625226578349</text:p>
          </table:table-cell>
          <table:table-cell office:value-type="float" office:value="33.4300498357895" calcext:value-type="float">
            <text:p>33.43004983578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.0973657033012" calcext:value-type="float">
            <text:p>29.0973657033012</text:p>
          </table:table-cell>
          <table:table-cell office:value-type="float" office:value="26.1262326247351" calcext:value-type="float">
            <text:p>26.1262326247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.6002542381432" calcext:value-type="float">
            <text:p>23.6002542381432</text:p>
          </table:table-cell>
          <table:table-cell office:value-type="float" office:value="20.6911976335537" calcext:value-type="float">
            <text:p>20.69119763355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.4160726360335" calcext:value-type="float">
            <text:p>19.4160726360335</text:p>
          </table:table-cell>
          <table:table-cell office:value-type="float" office:value="16.5683694104342" calcext:value-type="float">
            <text:p>16.56836941043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1754618102318" calcext:value-type="float">
            <text:p>16.1754618102318</text:p>
          </table:table-cell>
          <table:table-cell office:value-type="float" office:value="13.3877997159821" calcext:value-type="float">
            <text:p>13.38779971598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</table:table>
      <table:table table:name="rain_flux = 0.1m.h" table:style-name="ta1">
        <table:shapes>
          <draw:frame draw:z-index="0" draw:style-name="gr1" draw:text-style-name="P1" svg:width="453.46pt" svg:height="255.23pt" svg:x="507.34pt" svg:y="302.68pt">
            <draw:object draw:notify-on-update-of-ranges="'rain_flux = 0.1m.h'.B1:'rain_flux = 0.1m.h'.B1 'rain_flux = 0.1m.h'.B2:'rain_flux = 0.1m.h'.B20 'rain_flux = 0.1m.h'.C1:'rain_flux = 0.1m.h'.C1 'rain_flux = 0.1m.h'.C2:'rain_flux = 0.1m.h'.C20 'rain_flux = 0.1m.h'.D1:'rain_flux = 0.1m.h'.D1 'rain_flux = 0.1m.h'.D2:'rain_flux = 0.1m.h'.D20 'rain_flux = 0.1m.h'.E1:'rain_flux = 0.1m.h'.E1 'rain_flux = 0.1m.h'.E2:'rain_flux = 0.1m.h'.E20 'rain_flux = 0.1m.h'.F1:'rain_flux = 0.1m.h'.F1 'rain_flux = 0.1m.h'.F2:'rain_flux = 0.1m.h'.F20 'rain_flux = 0.1m.h'.G1:'rain_flux = 0.1m.h'.G1 'rain_flux = 0.1m.h'.G2:'rain_flux = 0.1m.h'.G20 'rain_flux = 0.1m.h'.H1:'rain_flux = 0.1m.h'.H1 'rain_flux = 0.1m.h'.H2:'rain_flux = 0.1m.h'.H20 'rain_flux = 0.1m.h'.I1:'rain_flux = 0.1m.h'.I1 'rain_flux = 0.1m.h'.I2:'rain_flux = 0.1m.h'.I20 'rain_flux = 0.1m.h'.J1:'rain_flux = 0.1m.h'.J1 'rain_flux = 0.1m.h'.J2:'rain_flux = 0.1m.h'.J20 'rain_flux = 0.1m.h'.K1:'rain_flux = 0.1m.h'.K1 'rain_flux = 0.1m.h'.K2:'rain_flux = 0.1m.h'.K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“testing” (K_sat = 0.1, poro = 0.001)</text:p>
          </table:table-cell>
          <table:table-cell table:style-name="ce1" office:value-type="string" calcext:value-type="string">
            <text:p>“urban” (Ksat = 0.0000306; poro = 0.001)</text:p>
          </table:table-cell>
          <table:table-cell table:style-name="ce1" office:value-type="string" calcext:value-type="string">
            <text:p>“pervious” (Ksat = 0.0135; poro = 0.46)</text:p>
          </table:table-cell>
          <table:table-cell table:style-name="ce1" office:value-type="string" calcext:value-type="string">
            <text:p>“pervious” (Ksat = 0.0135; poro = 0.2)</text:p>
          </table:table-cell>
          <table:table-cell table:style-name="ce1" office:value-type="string" calcext:value-type="string">
            <text:p>“pervious” (Ksat = 0.00029; poro = 0.46)</text:p>
          </table:table-cell>
          <table:table-cell table:style-name="ce1" office:value-type="string" calcext:value-type="string">
            <text:p>“pervious” (Ksat = 0.00029; poro = 0.20)</text:p>
          </table:table-cell>
          <table:table-cell table:style-name="ce1" office:value-type="string" calcext:value-type="string">
            <text:p>“urban”, extended rain cycle (2 – 5)</text:p>
          </table:table-cell>
          <table:table-cell office:value-type="string" calcext:value-type="string">
            <text:p>(2-6)</text:p>
          </table:table-cell>
          <table:table-cell office:value-type="string" calcext:value-type="string">
            <text:p>0 – 4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765.70778026924" calcext:value-type="float">
            <text:p>5765.707780269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911.94750567284" calcext:value-type="float">
            <text:p>9911.947505672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561.77743887" calcext:value-type="float">
            <text:p>5561.77743887</text:p>
          </table:table-cell>
          <table:table-cell office:value-type="float" office:value="5765.70778026924" calcext:value-type="float">
            <text:p>5765.70778026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765.70778026924" calcext:value-type="float">
            <text:p>5765.70778026924</text:p>
          </table:table-cell>
          <table:table-cell table:number-columns-repeated="2" office:value-type="float" office:value="11415.0679124088" calcext:value-type="float">
            <text:p>11415.06791240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827.82931009675" calcext:value-type="float">
            <text:p>9827.82931009675</text:p>
          </table:table-cell>
          <table:table-cell office:value-type="float" office:value="9911.94750567284" calcext:value-type="float">
            <text:p>9911.94750567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1.12855055616" calcext:value-type="float">
            <text:p>2361.12855055616</text:p>
          </table:table-cell>
          <table:table-cell table:number-columns-repeated="2" office:value-type="float" office:value="9911.94750567284" calcext:value-type="float">
            <text:p>9911.94750567284</text:p>
          </table:table-cell>
          <table:table-cell table:number-columns-repeated="2" office:value-type="float" office:value="11846.9801567423" calcext:value-type="float">
            <text:p>11846.98015674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845.76924248972" calcext:value-type="float">
            <text:p>3845.76924248972</text:p>
          </table:table-cell>
          <table:table-cell office:value-type="float" office:value="3865.19302791036" calcext:value-type="float">
            <text:p>3865.1930279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2.46446740288" calcext:value-type="float">
            <text:p>1262.46446740288</text:p>
          </table:table-cell>
          <table:table-cell table:number-columns-repeated="2" office:value-type="float" office:value="11415.0679124088" calcext:value-type="float">
            <text:p>11415.0679124088</text:p>
          </table:table-cell>
          <table:table-cell table:number-columns-repeated="2" office:value-type="float" office:value="11958.2855452747" calcext:value-type="float">
            <text:p>11958.28554527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5.47708251098" calcext:value-type="float">
            <text:p>1765.47708251098</text:p>
          </table:table-cell>
          <table:table-cell office:value-type="float" office:value="1768.60272432259" calcext:value-type="float">
            <text:p>1768.60272432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.620169569381" calcext:value-type="float">
            <text:p>741.620169569381</text:p>
          </table:table-cell>
          <table:table-cell table:number-columns-repeated="2" office:value-type="float" office:value="11846.9801567423" calcext:value-type="float">
            <text:p>11846.9801567423</text:p>
          </table:table-cell>
          <table:table-cell office:value-type="float" office:value="4371.68003117627" calcext:value-type="float">
            <text:p>4371.68003117627</text:p>
          </table:table-cell>
          <table:table-cell office:value-type="float" office:value="11985.636381769" calcext:value-type="float">
            <text:p>11985.6363817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6.186856563688" calcext:value-type="float">
            <text:p>906.186856563688</text:p>
          </table:table-cell>
          <table:table-cell office:value-type="float" office:value="904.686821852013" calcext:value-type="float">
            <text:p>904.68682185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.622894247439" calcext:value-type="float">
            <text:p>452.622894247439</text:p>
          </table:table-cell>
          <table:table-cell office:value-type="float" office:value="4346.91277749989" calcext:value-type="float">
            <text:p>4346.91277749989</text:p>
          </table:table-cell>
          <table:table-cell office:value-type="float" office:value="11958.2855452747" calcext:value-type="float">
            <text:p>11958.2855452747</text:p>
          </table:table-cell>
          <table:table-cell office:value-type="float" office:value="1921.97928637863" calcext:value-type="float">
            <text:p>1921.97928637863</text:p>
          </table:table-cell>
          <table:table-cell office:value-type="float" office:value="4377.79130557036" calcext:value-type="float">
            <text:p>4377.791305570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0.094247342223" calcext:value-type="float">
            <text:p>510.094247342223</text:p>
          </table:table-cell>
          <table:table-cell office:value-type="float" office:value="507.183804518679" calcext:value-type="float">
            <text:p>507.183804518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.50945923669" calcext:value-type="float">
            <text:p>286.50945923669</text:p>
          </table:table-cell>
          <table:table-cell office:value-type="float" office:value="1914.90673947247" calcext:value-type="float">
            <text:p>1914.90673947247</text:p>
          </table:table-cell>
          <table:table-cell office:value-type="float" office:value="11985.636381769" calcext:value-type="float">
            <text:p>11985.636381769</text:p>
          </table:table-cell>
          <table:table-cell office:value-type="float" office:value="960.015964645278" calcext:value-type="float">
            <text:p>960.015964645278</text:p>
          </table:table-cell>
          <table:table-cell office:value-type="float" office:value="1923.78787194541" calcext:value-type="float">
            <text:p>1923.787871945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9.771414176072" calcext:value-type="float">
            <text:p>309.771414176072</text:p>
          </table:table-cell>
          <table:table-cell office:value-type="float" office:value="306.439763760865" calcext:value-type="float">
            <text:p>306.439763760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.956186728531" calcext:value-type="float">
            <text:p>187.956186728531</text:p>
          </table:table-cell>
          <table:table-cell office:value-type="float" office:value="957.513569059635" calcext:value-type="float">
            <text:p>957.513569059635</text:p>
          </table:table-cell>
          <table:table-cell office:value-type="float" office:value="11992.3550380663" calcext:value-type="float">
            <text:p>11992.3550380663</text:p>
          </table:table-cell>
          <table:table-cell office:value-type="float" office:value="530.352368473095" calcext:value-type="float">
            <text:p>530.352368473095</text:p>
          </table:table-cell>
          <table:table-cell office:value-type="float" office:value="960.709241254088" calcext:value-type="float">
            <text:p>960.7092412540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.124331204963" calcext:value-type="float">
            <text:p>200.124331204963</text:p>
          </table:table-cell>
          <table:table-cell office:value-type="float" office:value="196.703812414296" calcext:value-type="float">
            <text:p>196.703812414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325673552967" calcext:value-type="float">
            <text:p>127.325673552967</text:p>
          </table:table-cell>
          <table:table-cell office:value-type="float" office:value="529.283904519668" calcext:value-type="float">
            <text:p>529.283904519668</text:p>
          </table:table-cell>
          <table:table-cell office:value-type="float" office:value="11994.1157303621" calcext:value-type="float">
            <text:p>11994.1157303621</text:p>
          </table:table-cell>
          <table:table-cell office:value-type="float" office:value="317.426741492079" calcext:value-type="float">
            <text:p>317.426741492079</text:p>
          </table:table-cell>
          <table:table-cell office:value-type="float" office:value="530.689101811903" calcext:value-type="float">
            <text:p>530.6891018119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5.981902412579" calcext:value-type="float">
            <text:p>135.981902412579</text:p>
          </table:table-cell>
          <table:table-cell office:value-type="float" office:value="132.58987392757" calcext:value-type="float">
            <text:p>132.5898739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269752269562" calcext:value-type="float">
            <text:p>88.6269752269562</text:p>
          </table:table-cell>
          <table:table-cell office:value-type="float" office:value="316.8887406233" calcext:value-type="float">
            <text:p>316.8887406233</text:p>
          </table:table-cell>
          <table:table-cell office:value-type="float" office:value="11994.6693701582" calcext:value-type="float">
            <text:p>11994.6693701582</text:p>
          </table:table-cell>
          <table:table-cell office:value-type="float" office:value="202.484661485903" calcext:value-type="float">
            <text:p>202.484661485903</text:p>
          </table:table-cell>
          <table:table-cell office:value-type="float" office:value="317.626459394048" calcext:value-type="float">
            <text:p>317.6264593940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6.3097574095943" calcext:value-type="float">
            <text:p>96.3097574095943</text:p>
          </table:table-cell>
          <table:table-cell office:value-type="float" office:value="92.987118940955" calcext:value-type="float">
            <text:p>92.987118940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584481748589" calcext:value-type="float">
            <text:p>63.0584481748589</text:p>
          </table:table-cell>
          <table:table-cell office:value-type="float" office:value="202.172289183917" calcext:value-type="float">
            <text:p>202.172289183917</text:p>
          </table:table-cell>
          <table:table-cell office:value-type="float" office:value="11994.9116375571" calcext:value-type="float">
            <text:p>11994.9116375571</text:p>
          </table:table-cell>
          <table:table-cell office:value-type="float" office:value="135.910198550869" calcext:value-type="float">
            <text:p>135.910198550869</text:p>
          </table:table-cell>
          <table:table-cell office:value-type="float" office:value="202.622378520039" calcext:value-type="float">
            <text:p>202.6223785200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0.59750659612" calcext:value-type="float">
            <text:p>70.59750659612</text:p>
          </table:table-cell>
          <table:table-cell office:value-type="float" office:value="67.3563935293281" calcext:value-type="float">
            <text:p>67.356393529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6315068654269" calcext:value-type="float">
            <text:p>45.6315068654269</text:p>
          </table:table-cell>
          <table:table-cell office:value-type="float" office:value="135.706025207786" calcext:value-type="float">
            <text:p>135.706025207786</text:p>
          </table:table-cell>
          <table:table-cell office:value-type="float" office:value="11995.0621968155" calcext:value-type="float">
            <text:p>11995.0621968155</text:p>
          </table:table-cell>
          <table:table-cell office:value-type="float" office:value="95.042178099845" calcext:value-type="float">
            <text:p>95.042178099845</text:p>
          </table:table-cell>
          <table:table-cell office:value-type="float" office:value="136.015476370184" calcext:value-type="float">
            <text:p>136.0154763701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3.2613004558593" calcext:value-type="float">
            <text:p>53.2613004558593</text:p>
          </table:table-cell>
          <table:table-cell office:value-type="float" office:value="50.1028045512777" calcext:value-type="float">
            <text:p>50.1028045512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4249266829895" calcext:value-type="float">
            <text:p>33.4249266829895</text:p>
          </table:table-cell>
          <table:table-cell office:value-type="float" office:value="94.8956217908973" calcext:value-type="float">
            <text:p>94.8956217908973</text:p>
          </table:table-cell>
          <table:table-cell office:value-type="float" office:value="11995.1782856503" calcext:value-type="float">
            <text:p>11995.1782856503</text:p>
          </table:table-cell>
          <table:table-cell office:value-type="float" office:value="68.7125619649994" calcext:value-type="float">
            <text:p>68.7125619649994</text:p>
          </table:table-cell>
          <table:table-cell office:value-type="float" office:value="95.1281993150132" calcext:value-type="float">
            <text:p>95.128199315013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.1728412975545" calcext:value-type="float">
            <text:p>41.1728412975545</text:p>
          </table:table-cell>
          <table:table-cell office:value-type="float" office:value="38.0939794839792" calcext:value-type="float">
            <text:p>38.0939794839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714987221369" calcext:value-type="float">
            <text:p>24.6714987221369</text:p>
          </table:table-cell>
          <table:table-cell office:value-type="float" office:value="68.5996592223942" calcext:value-type="float">
            <text:p>68.5996592223942</text:p>
          </table:table-cell>
          <table:table-cell office:value-type="float" office:value="11995.2766074505" calcext:value-type="float">
            <text:p>11995.2766074505</text:p>
          </table:table-cell>
          <table:table-cell office:value-type="float" office:value="51.0484383220197" calcext:value-type="float">
            <text:p>51.0484383220197</text:p>
          </table:table-cell>
          <table:table-cell office:value-type="float" office:value="68.7858740054729" calcext:value-type="float">
            <text:p>68.78587400547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2.4969660928725" calcext:value-type="float">
            <text:p>32.4969660928725</text:p>
          </table:table-cell>
          <table:table-cell office:value-type="float" office:value="29.4935145044248" calcext:value-type="float">
            <text:p>29.4935145044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686569094584" calcext:value-type="float">
            <text:p>18.2686569094584</text:p>
          </table:table-cell>
          <table:table-cell office:value-type="float" office:value="50.9568655702696" calcext:value-type="float">
            <text:p>50.9568655702696</text:p>
          </table:table-cell>
          <table:table-cell office:value-type="float" office:value="11995.3630720704" calcext:value-type="float">
            <text:p>11995.3630720704</text:p>
          </table:table-cell>
          <table:table-cell office:value-type="float" office:value="38.7851699822421" calcext:value-type="float">
            <text:p>38.7851699822421</text:p>
          </table:table-cell>
          <table:table-cell office:value-type="float" office:value="51.1126107735262" calcext:value-type="float">
            <text:p>51.112610773526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.1131066564026" calcext:value-type="float">
            <text:p>26.1131066564026</text:p>
          </table:table-cell>
          <table:table-cell office:value-type="float" office:value="23.1807603376437" calcext:value-type="float">
            <text:p>23.1807603376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087012229118" calcext:value-type="float">
            <text:p>13.5087012229118</text:p>
          </table:table-cell>
          <table:table-cell office:value-type="float" office:value="38.7081238288575" calcext:value-type="float">
            <text:p>38.7081238288575</text:p>
          </table:table-cell>
          <table:table-cell office:value-type="float" office:value="11995.4403786135" calcext:value-type="float">
            <text:p>11995.4403786135</text:p>
          </table:table-cell>
          <table:table-cell office:value-type="float" office:value="30.0193352508908" calcext:value-type="float">
            <text:p>30.0193352508908</text:p>
          </table:table-cell>
          <table:table-cell office:value-type="float" office:value="38.8423099396432" calcext:value-type="float">
            <text:p>38.842309939643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312639452951" calcext:value-type="float">
            <text:p>21.312639452951</text:p>
          </table:table-cell>
          <table:table-cell office:value-type="float" office:value="18.4474639423914" calcext:value-type="float">
            <text:p>18.4474639423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2562270713564" calcext:value-type="float">
            <text:p>9.92562270713564</text:p>
          </table:table-cell>
          <table:table-cell office:value-type="float" office:value="29.9528212410498" calcext:value-type="float">
            <text:p>29.9528212410498</text:p>
          </table:table-cell>
          <table:table-cell office:value-type="float" office:value="11995.5100644194" calcext:value-type="float">
            <text:p>11995.5100644194</text:p>
          </table:table-cell>
          <table:table-cell office:value-type="float" office:value="23.5944184148097" calcext:value-type="float">
            <text:p>23.5944184148097</text:p>
          </table:table-cell>
          <table:table-cell office:value-type="float" office:value="30.0707710988233" calcext:value-type="float">
            <text:p>30.070771098823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.6334288724533" calcext:value-type="float">
            <text:p>17.6334288724533</text:p>
          </table:table-cell>
          <table:table-cell office:value-type="float" office:value="14.8320090419554" calcext:value-type="float">
            <text:p>14.8320090419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0567899530968" calcext:value-type="float">
            <text:p>7.20567899530968</text:p>
          </table:table-cell>
          <table:table-cell office:value-type="float" office:value="23.5359634415261" calcext:value-type="float">
            <text:p>23.5359634415261</text:p>
          </table:table-cell>
          <table:table-cell office:value-type="float" office:value="11995.5737121451" calcext:value-type="float">
            <text:p>11995.5737121451</text:p>
          </table:table-cell>
          <table:table-cell office:value-type="float" office:value="18.7820343601728" calcext:value-type="float">
            <text:p>18.7820343601728</text:p>
          </table:table-cell>
          <table:table-cell office:value-type="float" office:value="23.6410338564999" calcext:value-type="float">
            <text:p>23.641033856499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B failed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ftools/pfsim disagreemen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3:50:31.431447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4:04:42.608324306</dc:date>
    <meta:editing-duration>PT3H17M58S</meta:editing-duration>
    <meta:editing-cycles>16</meta:editing-cycles>
    <meta:generator>LibreOffice/6.0.7.3$Linux_X86_64 LibreOffice_project/00m0$Build-3</meta:generator>
    <meta:document-statistic meta:table-count="2" meta:cell-count="3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rain_flux = 0.05m.h'.B2:'rain_flux = 0.05m.h'.B20" svg:x="0.32cm" svg:y="0.18cm" svg:width="12.508cm" svg:height="8.64cm">
          <chartooo:coordinate-region svg:x="1.31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in_flux = 0.05m.h'.B2:'rain_flux = 0.05m.h'.B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in_flux = 0.05m.h'.B2:'rain_flux = 0.05m.h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6.60717082245">
                <text:p>2136.60717082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7.84307357536">
                <text:p>4347.8430735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4.18094278742">
                <text:p>2054.18094278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2.70536453387">
                <text:p>1082.70536453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3.713935281082">
                <text:p>613.713935281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170343198271">
                <text:p>371.170343198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.661791587505">
                <text:p>237.661791587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.797225648687">
                <text:p>159.79722564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978950836071">
                <text:p>111.978950836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2578184686392">
                <text:p>81.2578184686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346323284867">
                <text:p>60.7346323284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5531211390125">
                <text:p>46.5531211390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4625226578349">
                <text:p>36.4625226578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0973657033012">
                <text:p>29.0973657033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6002542381432">
                <text:p>23.600254238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160726360335">
                <text:p>19.4160726360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1754618102318">
                <text:p>16.1754618102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10.567cm" svg:y="0.58cm" style:legend-expansion="custom" chartooo:width="4.601cm" chartooo:height="7.602cm" style:legend-expansion-aspect-ratio="0.605235464351486" chart:style-name="ch2"/>
        <chart:plot-area chart:style-name="ch3" table:cell-range-address="'rain_flux = 0.1m.h'.B1:'rain_flux = 0.1m.h'.K20" chart:data-source-has-labels="row" svg:x="0.133cm" svg:y="0.18cm" svg:width="9.975cm" svg:height="8.643cm">
          <chartooo:coordinate-region svg:x="1.31cm" svg:y="0.379cm" svg:width="8.61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in_flux = 0.1m.h'.B2:'rain_flux = 0.1m.h'.B20" chart:label-cell-address="'rain_flux = 0.1m.h'.B1:'rain_flux = 0.1m.h'.B1" chart:class="chart:line">
            <chart:data-point chart:repeated="19"/>
          </chart:series>
          <chart:series chart:style-name="ch7" chart:values-cell-range-address="'rain_flux = 0.1m.h'.C2:'rain_flux = 0.1m.h'.C20" chart:label-cell-address="'rain_flux = 0.1m.h'.C1:'rain_flux = 0.1m.h'.C1" chart:class="chart:line">
            <chart:data-point chart:repeated="19"/>
          </chart:series>
          <chart:series chart:style-name="ch8" chart:values-cell-range-address="'rain_flux = 0.1m.h'.D2:'rain_flux = 0.1m.h'.D20" chart:label-cell-address="'rain_flux = 0.1m.h'.D1:'rain_flux = 0.1m.h'.D1" chart:class="chart:line">
            <chart:data-point chart:repeated="19"/>
          </chart:series>
          <chart:series chart:style-name="ch9" chart:values-cell-range-address="'rain_flux = 0.1m.h'.E2:'rain_flux = 0.1m.h'.E20" chart:label-cell-address="'rain_flux = 0.1m.h'.E1:'rain_flux = 0.1m.h'.E1" chart:class="chart:line">
            <chart:data-point chart:repeated="19"/>
          </chart:series>
          <chart:series chart:style-name="ch10" chart:values-cell-range-address="'rain_flux = 0.1m.h'.F2:'rain_flux = 0.1m.h'.F20" chart:label-cell-address="'rain_flux = 0.1m.h'.F1:'rain_flux = 0.1m.h'.F1" chart:class="chart:line">
            <chart:data-point chart:repeated="19"/>
          </chart:series>
          <chart:series chart:style-name="ch11" chart:values-cell-range-address="'rain_flux = 0.1m.h'.G2:'rain_flux = 0.1m.h'.G20" chart:label-cell-address="'rain_flux = 0.1m.h'.G1:'rain_flux = 0.1m.h'.G1" chart:class="chart:line">
            <chart:data-point chart:repeated="19"/>
          </chart:series>
          <chart:series chart:style-name="ch12" chart:values-cell-range-address="'rain_flux = 0.1m.h'.H2:'rain_flux = 0.1m.h'.H20" chart:label-cell-address="'rain_flux = 0.1m.h'.H1:'rain_flux = 0.1m.h'.H1" chart:class="chart:line">
            <chart:data-point chart:repeated="19"/>
          </chart:series>
          <chart:series chart:style-name="ch13" chart:values-cell-range-address="'rain_flux = 0.1m.h'.I2:'rain_flux = 0.1m.h'.I20" chart:label-cell-address="'rain_flux = 0.1m.h'.I1:'rain_flux = 0.1m.h'.I1" chart:class="chart:line">
            <chart:data-point chart:repeated="19"/>
          </chart:series>
          <chart:series chart:style-name="ch14" chart:values-cell-range-address="'rain_flux = 0.1m.h'.J2:'rain_flux = 0.1m.h'.J20" chart:label-cell-address="'rain_flux = 0.1m.h'.J1:'rain_flux = 0.1m.h'.J1" chart:class="chart:line">
            <chart:data-point chart:repeated="19"/>
          </chart:series>
          <chart:series chart:style-name="ch15" chart:values-cell-range-address="'rain_flux = 0.1m.h'.K2:'rain_flux = 0.1m.h'.K20" chart:label-cell-address="'rain_flux = 0.1m.h'.K1:'rain_flux = 0.1m.h'.K1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testing” (K_sat = 0.1, poro = 0.001)</text:p>
                <draw:g>
                  <svg:desc>'rain_flux = 0.1m.h'.B1:'rain_flux = 0.1m.h'.B1</svg:desc>
                </draw:g>
              </table:table-cell>
              <table:table-cell office:value-type="string">
                <text:p>“urban” (Ksat = 0.0000306; poro = 0.001)</text:p>
                <draw:g>
                  <svg:desc>'rain_flux = 0.1m.h'.C1:'rain_flux = 0.1m.h'.C1</svg:desc>
                </draw:g>
              </table:table-cell>
              <table:table-cell office:value-type="string">
                <text:p>“pervious” (Ksat = 0.0135; poro = 0.46)</text:p>
                <draw:g>
                  <svg:desc>'rain_flux = 0.1m.h'.D1:'rain_flux = 0.1m.h'.D1</svg:desc>
                </draw:g>
              </table:table-cell>
              <table:table-cell office:value-type="string">
                <text:p>“pervious” (Ksat = 0.0135; poro = 0.2)</text:p>
                <draw:g>
                  <svg:desc>'rain_flux = 0.1m.h'.E1:'rain_flux = 0.1m.h'.E1</svg:desc>
                </draw:g>
              </table:table-cell>
              <table:table-cell office:value-type="string">
                <text:p>“pervious” (Ksat = 0.00029; poro = 0.46)</text:p>
                <draw:g>
                  <svg:desc>'rain_flux = 0.1m.h'.F1:'rain_flux = 0.1m.h'.F1</svg:desc>
                </draw:g>
              </table:table-cell>
              <table:table-cell office:value-type="string">
                <text:p>“pervious” (Ksat = 0.00029; poro = 0.20)</text:p>
                <draw:g>
                  <svg:desc>'rain_flux = 0.1m.h'.G1:'rain_flux = 0.1m.h'.G1</svg:desc>
                </draw:g>
              </table:table-cell>
              <table:table-cell office:value-type="string">
                <text:p>“urban”, extended rain cycle (2 – 5)</text:p>
                <draw:g>
                  <svg:desc>'rain_flux = 0.1m.h'.H1:'rain_flux = 0.1m.h'.H1</svg:desc>
                </draw:g>
              </table:table-cell>
              <table:table-cell office:value-type="string">
                <text:p>(2-6)</text:p>
                <draw:g>
                  <svg:desc>'rain_flux = 0.1m.h'.I1:'rain_flux = 0.1m.h'.I1</svg:desc>
                </draw:g>
              </table:table-cell>
              <table:table-cell office:value-type="string">
                <text:p>0 – 4</text:p>
                <draw:g>
                  <svg:desc>'rain_flux = 0.1m.h'.J1:'rain_flux = 0.1m.h'.J1</svg:desc>
                </draw:g>
              </table:table-cell>
              <table:table-cell office:value-type="string">
                <text:p>0 – 5</text:p>
                <draw:g>
                  <svg:desc>'rain_flux = 0.1m.h'.K1:'rain_flux = 0.1m.h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in_flux = 0.1m.h'.B2:'rain_flux = 0.1m.h'.B20</svg:desc>
                </draw:g>
              </table:table-cell>
              <table:table-cell office:value-type="float" office:value="0">
                <text:p>0</text:p>
                <draw:g>
                  <svg:desc>'rain_flux = 0.1m.h'.C2:'rain_flux = 0.1m.h'.C20</svg:desc>
                </draw:g>
              </table:table-cell>
              <table:table-cell office:value-type="float" office:value="0">
                <text:p>0</text:p>
                <draw:g>
                  <svg:desc>'rain_flux = 0.1m.h'.D2:'rain_flux = 0.1m.h'.D20</svg:desc>
                </draw:g>
              </table:table-cell>
              <table:table-cell office:value-type="float" office:value="0">
                <text:p>0</text:p>
                <draw:g>
                  <svg:desc>'rain_flux = 0.1m.h'.E2:'rain_flux = 0.1m.h'.E20</svg:desc>
                </draw:g>
              </table:table-cell>
              <table:table-cell office:value-type="float" office:value="0">
                <text:p>0</text:p>
                <draw:g>
                  <svg:desc>'rain_flux = 0.1m.h'.F2:'rain_flux = 0.1m.h'.F20</svg:desc>
                </draw:g>
              </table:table-cell>
              <table:table-cell office:value-type="float" office:value="0">
                <text:p>0</text:p>
                <draw:g>
                  <svg:desc>'rain_flux = 0.1m.h'.G2:'rain_flux = 0.1m.h'.G20</svg:desc>
                </draw:g>
              </table:table-cell>
              <table:table-cell office:value-type="float" office:value="0">
                <text:p>0</text:p>
                <draw:g>
                  <svg:desc>'rain_flux = 0.1m.h'.H2:'rain_flux = 0.1m.h'.H20</svg:desc>
                </draw:g>
              </table:table-cell>
              <table:table-cell office:value-type="float" office:value="0">
                <text:p>0</text:p>
                <draw:g>
                  <svg:desc>'rain_flux = 0.1m.h'.I2:'rain_flux = 0.1m.h'.I20</svg:desc>
                </draw:g>
              </table:table-cell>
              <table:table-cell office:value-type="float" office:value="5765.70778026924">
                <text:p>5765.70778026924</text:p>
                <draw:g>
                  <svg:desc>'rain_flux = 0.1m.h'.J2:'rain_flux = 0.1m.h'.J20</svg:desc>
                </draw:g>
              </table:table-cell>
              <table:table-cell office:value-type="float" office:value="5765.70778026924">
                <text:p>5765.70778026924</text:p>
                <draw:g>
                  <svg:desc>'rain_flux = 0.1m.h'.K2:'rain_flux = 0.1m.h'.K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11.94750567284">
                <text:p>9911.94750567284</text:p>
              </table:table-cell>
              <table:table-cell office:value-type="float" office:value="9911.94750567284">
                <text:p>9911.94750567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61.77743887">
                <text:p>5561.77743887</text:p>
              </table:table-cell>
              <table:table-cell office:value-type="float" office:value="5765.70778026924">
                <text:p>5765.70778026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65.70778026924">
                <text:p>5765.70778026924</text:p>
              </table:table-cell>
              <table:table-cell office:value-type="float" office:value="5765.70778026924">
                <text:p>5765.70778026924</text:p>
              </table:table-cell>
              <table:table-cell office:value-type="float" office:value="11415.0679124088">
                <text:p>11415.0679124088</text:p>
              </table:table-cell>
              <table:table-cell office:value-type="float" office:value="11415.0679124088">
                <text:p>11415.0679124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27.82931009675">
                <text:p>9827.82931009675</text:p>
              </table:table-cell>
              <table:table-cell office:value-type="float" office:value="9911.94750567284">
                <text:p>9911.94750567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1.12855055616">
                <text:p>2361.12855055616</text:p>
              </table:table-cell>
              <table:table-cell office:value-type="float" office:value="9911.94750567284">
                <text:p>9911.94750567284</text:p>
              </table:table-cell>
              <table:table-cell office:value-type="float" office:value="9911.94750567284">
                <text:p>9911.94750567284</text:p>
              </table:table-cell>
              <table:table-cell office:value-type="float" office:value="11846.9801567423">
                <text:p>11846.9801567423</text:p>
              </table:table-cell>
              <table:table-cell office:value-type="float" office:value="11846.9801567423">
                <text:p>11846.980156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5.76924248972">
                <text:p>3845.76924248972</text:p>
              </table:table-cell>
              <table:table-cell office:value-type="float" office:value="3865.19302791036">
                <text:p>3865.1930279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2.46446740288">
                <text:p>1262.46446740288</text:p>
              </table:table-cell>
              <table:table-cell office:value-type="float" office:value="11415.0679124088">
                <text:p>11415.0679124088</text:p>
              </table:table-cell>
              <table:table-cell office:value-type="float" office:value="11415.0679124088">
                <text:p>11415.0679124088</text:p>
              </table:table-cell>
              <table:table-cell office:value-type="float" office:value="11958.2855452747">
                <text:p>11958.2855452747</text:p>
              </table:table-cell>
              <table:table-cell office:value-type="float" office:value="11958.2855452747">
                <text:p>11958.2855452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5.47708251098">
                <text:p>1765.47708251098</text:p>
              </table:table-cell>
              <table:table-cell office:value-type="float" office:value="1768.60272432259">
                <text:p>1768.6027243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1.620169569381">
                <text:p>741.620169569381</text:p>
              </table:table-cell>
              <table:table-cell office:value-type="float" office:value="11846.9801567423">
                <text:p>11846.9801567423</text:p>
              </table:table-cell>
              <table:table-cell office:value-type="float" office:value="11846.9801567423">
                <text:p>11846.9801567423</text:p>
              </table:table-cell>
              <table:table-cell office:value-type="float" office:value="4371.68003117627">
                <text:p>4371.68003117627</text:p>
              </table:table-cell>
              <table:table-cell office:value-type="float" office:value="11985.636381769">
                <text:p>11985.63638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.186856563688">
                <text:p>906.186856563688</text:p>
              </table:table-cell>
              <table:table-cell office:value-type="float" office:value="904.686821852013">
                <text:p>904.68682185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2.622894247439">
                <text:p>452.622894247439</text:p>
              </table:table-cell>
              <table:table-cell office:value-type="float" office:value="4346.91277749989">
                <text:p>4346.91277749989</text:p>
              </table:table-cell>
              <table:table-cell office:value-type="float" office:value="11958.2855452747">
                <text:p>11958.2855452747</text:p>
              </table:table-cell>
              <table:table-cell office:value-type="float" office:value="1921.97928637863">
                <text:p>1921.97928637863</text:p>
              </table:table-cell>
              <table:table-cell office:value-type="float" office:value="4377.79130557036">
                <text:p>4377.79130557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.094247342223">
                <text:p>510.094247342223</text:p>
              </table:table-cell>
              <table:table-cell office:value-type="float" office:value="507.183804518679">
                <text:p>507.183804518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.50945923669">
                <text:p>286.50945923669</text:p>
              </table:table-cell>
              <table:table-cell office:value-type="float" office:value="1914.90673947247">
                <text:p>1914.90673947247</text:p>
              </table:table-cell>
              <table:table-cell office:value-type="float" office:value="11985.636381769">
                <text:p>11985.636381769</text:p>
              </table:table-cell>
              <table:table-cell office:value-type="float" office:value="960.015964645278">
                <text:p>960.015964645278</text:p>
              </table:table-cell>
              <table:table-cell office:value-type="float" office:value="1923.78787194541">
                <text:p>1923.7878719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.771414176072">
                <text:p>309.771414176072</text:p>
              </table:table-cell>
              <table:table-cell office:value-type="float" office:value="306.439763760865">
                <text:p>306.439763760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.956186728531">
                <text:p>187.956186728531</text:p>
              </table:table-cell>
              <table:table-cell office:value-type="float" office:value="957.513569059635">
                <text:p>957.513569059635</text:p>
              </table:table-cell>
              <table:table-cell office:value-type="float" office:value="11992.3550380663">
                <text:p>11992.3550380663</text:p>
              </table:table-cell>
              <table:table-cell office:value-type="float" office:value="530.352368473095">
                <text:p>530.352368473095</text:p>
              </table:table-cell>
              <table:table-cell office:value-type="float" office:value="960.709241254088">
                <text:p>960.70924125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124331204963">
                <text:p>200.124331204963</text:p>
              </table:table-cell>
              <table:table-cell office:value-type="float" office:value="196.703812414296">
                <text:p>196.703812414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.325673552967">
                <text:p>127.325673552967</text:p>
              </table:table-cell>
              <table:table-cell office:value-type="float" office:value="529.283904519668">
                <text:p>529.283904519668</text:p>
              </table:table-cell>
              <table:table-cell office:value-type="float" office:value="11994.1157303621">
                <text:p>11994.1157303621</text:p>
              </table:table-cell>
              <table:table-cell office:value-type="float" office:value="317.426741492079">
                <text:p>317.426741492079</text:p>
              </table:table-cell>
              <table:table-cell office:value-type="float" office:value="530.689101811903">
                <text:p>530.689101811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.981902412579">
                <text:p>135.981902412579</text:p>
              </table:table-cell>
              <table:table-cell office:value-type="float" office:value="132.58987392757">
                <text:p>132.58987392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.6269752269562">
                <text:p>88.6269752269562</text:p>
              </table:table-cell>
              <table:table-cell office:value-type="float" office:value="316.8887406233">
                <text:p>316.8887406233</text:p>
              </table:table-cell>
              <table:table-cell office:value-type="float" office:value="11994.6693701582">
                <text:p>11994.6693701582</text:p>
              </table:table-cell>
              <table:table-cell office:value-type="float" office:value="202.484661485903">
                <text:p>202.484661485903</text:p>
              </table:table-cell>
              <table:table-cell office:value-type="float" office:value="317.626459394048">
                <text:p>317.626459394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3097574095943">
                <text:p>96.3097574095943</text:p>
              </table:table-cell>
              <table:table-cell office:value-type="float" office:value="92.987118940955">
                <text:p>92.987118940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.0584481748589">
                <text:p>63.0584481748589</text:p>
              </table:table-cell>
              <table:table-cell office:value-type="float" office:value="202.172289183917">
                <text:p>202.172289183917</text:p>
              </table:table-cell>
              <table:table-cell office:value-type="float" office:value="11994.9116375571">
                <text:p>11994.9116375571</text:p>
              </table:table-cell>
              <table:table-cell office:value-type="float" office:value="135.910198550869">
                <text:p>135.910198550869</text:p>
              </table:table-cell>
              <table:table-cell office:value-type="float" office:value="202.622378520039">
                <text:p>202.622378520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59750659612">
                <text:p>70.59750659612</text:p>
              </table:table-cell>
              <table:table-cell office:value-type="float" office:value="67.3563935293281">
                <text:p>67.3563935293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.6315068654269">
                <text:p>45.6315068654269</text:p>
              </table:table-cell>
              <table:table-cell office:value-type="float" office:value="135.706025207786">
                <text:p>135.706025207786</text:p>
              </table:table-cell>
              <table:table-cell office:value-type="float" office:value="11995.0621968155">
                <text:p>11995.0621968155</text:p>
              </table:table-cell>
              <table:table-cell office:value-type="float" office:value="95.042178099845">
                <text:p>95.042178099845</text:p>
              </table:table-cell>
              <table:table-cell office:value-type="float" office:value="136.015476370184">
                <text:p>136.015476370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2613004558593">
                <text:p>53.2613004558593</text:p>
              </table:table-cell>
              <table:table-cell office:value-type="float" office:value="50.1028045512777">
                <text:p>50.1028045512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4249266829895">
                <text:p>33.4249266829895</text:p>
              </table:table-cell>
              <table:table-cell office:value-type="float" office:value="94.8956217908973">
                <text:p>94.8956217908973</text:p>
              </table:table-cell>
              <table:table-cell office:value-type="float" office:value="11995.1782856503">
                <text:p>11995.1782856503</text:p>
              </table:table-cell>
              <table:table-cell office:value-type="float" office:value="68.7125619649994">
                <text:p>68.7125619649994</text:p>
              </table:table-cell>
              <table:table-cell office:value-type="float" office:value="95.1281993150132">
                <text:p>95.1281993150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1728412975545">
                <text:p>41.1728412975545</text:p>
              </table:table-cell>
              <table:table-cell office:value-type="float" office:value="38.0939794839792">
                <text:p>38.093979483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6714987221369">
                <text:p>24.6714987221369</text:p>
              </table:table-cell>
              <table:table-cell office:value-type="float" office:value="68.5996592223942">
                <text:p>68.5996592223942</text:p>
              </table:table-cell>
              <table:table-cell office:value-type="float" office:value="11995.2766074505">
                <text:p>11995.2766074505</text:p>
              </table:table-cell>
              <table:table-cell office:value-type="float" office:value="51.0484383220197">
                <text:p>51.0484383220197</text:p>
              </table:table-cell>
              <table:table-cell office:value-type="float" office:value="68.7858740054729">
                <text:p>68.7858740054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4969660928725">
                <text:p>32.4969660928725</text:p>
              </table:table-cell>
              <table:table-cell office:value-type="float" office:value="29.4935145044248">
                <text:p>29.4935145044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2686569094584">
                <text:p>18.2686569094584</text:p>
              </table:table-cell>
              <table:table-cell office:value-type="float" office:value="50.9568655702696">
                <text:p>50.9568655702696</text:p>
              </table:table-cell>
              <table:table-cell office:value-type="float" office:value="11995.3630720704">
                <text:p>11995.3630720704</text:p>
              </table:table-cell>
              <table:table-cell office:value-type="float" office:value="38.7851699822421">
                <text:p>38.7851699822421</text:p>
              </table:table-cell>
              <table:table-cell office:value-type="float" office:value="51.1126107735262">
                <text:p>51.112610773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1131066564026">
                <text:p>26.1131066564026</text:p>
              </table:table-cell>
              <table:table-cell office:value-type="float" office:value="23.1807603376437">
                <text:p>23.1807603376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5087012229118">
                <text:p>13.5087012229118</text:p>
              </table:table-cell>
              <table:table-cell office:value-type="float" office:value="38.7081238288575">
                <text:p>38.7081238288575</text:p>
              </table:table-cell>
              <table:table-cell office:value-type="float" office:value="11995.4403786135">
                <text:p>11995.4403786135</text:p>
              </table:table-cell>
              <table:table-cell office:value-type="float" office:value="30.0193352508908">
                <text:p>30.0193352508908</text:p>
              </table:table-cell>
              <table:table-cell office:value-type="float" office:value="38.8423099396432">
                <text:p>38.8423099396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12639452951">
                <text:p>21.312639452951</text:p>
              </table:table-cell>
              <table:table-cell office:value-type="float" office:value="18.4474639423914">
                <text:p>18.4474639423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92562270713564">
                <text:p>9.92562270713564</text:p>
              </table:table-cell>
              <table:table-cell office:value-type="float" office:value="29.9528212410498">
                <text:p>29.9528212410498</text:p>
              </table:table-cell>
              <table:table-cell office:value-type="float" office:value="11995.5100644194">
                <text:p>11995.5100644194</text:p>
              </table:table-cell>
              <table:table-cell office:value-type="float" office:value="23.5944184148097">
                <text:p>23.5944184148097</text:p>
              </table:table-cell>
              <table:table-cell office:value-type="float" office:value="30.0707710988233">
                <text:p>30.0707710988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6334288724533">
                <text:p>17.6334288724533</text:p>
              </table:table-cell>
              <table:table-cell office:value-type="float" office:value="14.8320090419554">
                <text:p>14.8320090419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0567899530968">
                <text:p>7.20567899530968</text:p>
              </table:table-cell>
              <table:table-cell office:value-type="float" office:value="23.5359634415261">
                <text:p>23.5359634415261</text:p>
              </table:table-cell>
              <table:table-cell office:value-type="float" office:value="11995.5737121451">
                <text:p>11995.5737121451</text:p>
              </table:table-cell>
              <table:table-cell office:value-type="float" office:value="18.7820343601728">
                <text:p>18.7820343601728</text:p>
              </table:table-cell>
              <table:table-cell office:value-type="float" office:value="23.6410338564999">
                <text:p>23.6410338564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